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2" style:list-style-name="" style:master-page-name="">
      <loext:graphic-properties draw:fill="none"/>
      <style:paragraph-properties fo:margin-left="-0.3752in" fo:margin-right="-0.3118in" fo:text-align="center" style:justify-single-word="false" fo:text-indent="0.3752in" style:auto-text-indent="false" style:page-number="auto" fo:background-color="transparent"/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Text_20_body" style:list-style-name="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3pt" fo:font-weight="bold" officeooo:rsid="001220aa" officeooo:paragraph-rsid="001220aa" style:font-size-asian="13pt" style:font-weight-asian="bold" style:font-size-complex="13pt" style:font-weight-complex="bold"/>
    </style:style>
    <style:style style:name="P3" style:family="paragraph" style:parent-style-name="Text_20_body" style:list-style-name="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3pt" style:font-size-asian="13pt" style:font-size-complex="13pt"/>
    </style:style>
    <style:style style:name="P4" style:family="paragraph" style:parent-style-name="Text_20_body" style:list-style-name="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3pt" officeooo:paragraph-rsid="0013e8ec" style:font-size-asian="13pt" style:font-size-complex="13pt"/>
    </style:style>
    <style:style style:name="P5" style:family="paragraph" style:parent-style-name="Text_20_body" style:list-style-name="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Text_20_body" style:list-style-name="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Text_20_body" style:list-style-name="">
      <loext:graphic-properties draw:fill="none"/>
      <style:paragraph-properties fo:margin-left="-0.3752in" fo:margin-right="-0.3118in" fo:text-indent="0.3752in" style:auto-text-indent="false" fo:background-color="transparent"/>
      <style:text-properties fo:font-size="13pt" style:font-size-asian="13pt" style:font-size-complex="13pt"/>
    </style:style>
    <style:style style:name="P8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13e8ec"/>
    </style:style>
    <style:style style:name="T1" style:family="text">
      <style:text-properties officeooo:rsid="001220a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4pt" style:font-size-asian="14pt" style:font-size-complex="14pt"/>
    </style:style>
    <style:style style:name="T5" style:family="text">
      <style:text-properties style:font-name="Liberation Mono" fo:font-size="8pt" style:font-size-asian="8pt" style:font-size-complex="8pt"/>
    </style:style>
    <style:style style:name="T6" style:family="text">
      <style:text-properties officeooo:rsid="0013e8ec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220a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officeooo:rsid="00148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n That Day</text:h>
      <text:p text:style-name="P6">Verse 1</text:p>
      <text:p text:style-name="P3">I believe in Christ risen from the dead</text:p>
      <text:p text:style-name="P3">He now reigns victorious His kingdom knows no end</text:p>
      <text:p text:style-name="P3">Through His resurrection death has lost its hold</text:p>
      <text:p text:style-name="P3">I know on that final day I’ll rise as Jesus rose</text:p>
      <text:p text:style-name="P6">Chorus</text:p>
      <text:p text:style-name="P3">On that day, We will see You shining brighter than the sun</text:p>
      <text:p text:style-name="P3">On that day, We will know You as we lift our voice as one</text:p>
      <text:p text:style-name="P3">'Til that day, We will praise You for Your never ending grace</text:p>
      <text:p text:style-name="P3">And we will keep on singing on that glorious day</text:p>
      <text:p text:style-name="P6">Verse 2</text:p>
      <text:p text:style-name="P3">What a blessed hope though now tired and worn</text:p>
      <text:p text:style-name="P3">We will spend eternity around our Saviour’s throne</text:p>
      <text:p text:style-name="P3">Though we grieve our losses we grieve not in vain</text:p>
      <text:p text:style-name="P3">For we know our crown of glory waits <text:span text:style-name="T1">b</text:span>eyond the grave</text:p>
      <text:p text:style-name="P6">Chorus</text:p>
      <text:p text:style-name="P6">Bridge<text:span text:style-name="T8"> </text:span><text:span text:style-name="T9">( x2 )</text:span></text:p>
      <text:p text:style-name="P4">Hallelujah what a day it will be,</text:p>
      <text:p text:style-name="P4"><text:span text:style-name="T12">F</text:span>or at home with You my joy is complete</text:p>
      <text:p text:style-name="P4">As I run into Your arms open wide I will see</text:p>
      <text:p text:style-name="P4"><text:span text:style-name="T6">M</text:span>y Father who is waiting for me</text:p>
      <text:p text:style-name="P5">Tag <text:span text:style-name="T1">1</text:span></text:p>
      <text:p text:style-name="P3">My Father who is waiting for me</text:p>
      <text:p text:style-name="P2"><text:span text:style-name="T11">Chorus</text:span> ( x 2 )</text:p>
      <text:p text:style-name="P6">Tag <text:span text:style-name="T1">2</text:span></text:p>
      <text:p text:style-name="P7"><text:span text:style-name="T3">And we will keep on singing on that glorious day</text:span><text:span text:style-name="T3"><text:note text:id="ftn0" text:note-class="footnote"><text:note-citation>1</text:note-citation><text:note-body><text:p text:style-name="P8"><text:span text:style-name="T7">CCLI Song #7199818 Jonny Robinson | Michael Farren | Nigel Hendroff | Rich Thompson | Scott Lavender© 2022 SHOUT! Music Publishing Australia; Amerisoul Music Publishing; Mike Curb Music; CityAlight Music; For use solely with the SongSelect® </text:span><text:a xlink:type="simple" xlink:href="https://songselect.ccli.com/about/termsofuse" text:style-name="Internet_20_link" text:visited-style-name="Visited_20_Internet_20_Link"><text:span text:style-name="T7">Terms of Use</text:span></text:a><text:span text:style-name="T7">. All rights reserved. </text:span><text:a xlink:type="simple" xlink:href="http://www.ccli.com/" text:style-name="Internet_20_link" text:visited-style-name="Visited_20_Internet_20_Link"><text:span text:style-name="T7">www.ccli.com</text:span></text:a><text:span text:style-name="T7"> <text:s/>CCLI License # 3266058</text:span></text:p></text:note-body></text:not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4-10-30T13:51:23.349840607</dc:date>
    <meta:editing-duration>PT11M4S</meta:editing-duration>
    <meta:editing-cycles>3</meta:editing-cycles>
    <meta:generator>LibreOffice/7.6.7.2$Linux_X86_64 LibreOffice_project/60$Build-2</meta:generator>
    <meta:print-date>2024-10-30T13:51:28.558733467</meta:print-date>
    <meta:printed-by>PDF files</meta:printed-by>
    <meta:document-statistic meta:table-count="0" meta:image-count="0" meta:object-count="0" meta:page-count="1" meta:paragraph-count="28" meta:word-count="242" meta:character-count="1218" meta:non-whitespace-character-count="1003"/>
  </office:meta>
</office:document-meta>
</file>